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fill="none" draw:fill-color="#ffffff" draw:textarea-horizontal-align="center" draw:textarea-vertical-align="middle" fo:padding-top="0.075cm" fo:padding-bottom="0.075cm" fo:padding-left="0.2cm" fo:padding-right="0.2cm"/>
    </style:style>
    <style:style style:name="gr2" style:family="graphic" style:parent-style-name="standard">
      <style:graphic-properties svg:stroke-width="0.05cm" draw:marker-start-width="0.275cm" draw:marker-end-width="0.275cm" draw:textarea-horizontal-align="left" draw:textarea-vertical-align="top" draw:auto-grow-height="false" fo:padding-top="0.1cm" fo:padding-bottom="0.1cm" fo:padding-left="0.225cm" fo:padding-right="0.225cm"/>
    </style:style>
    <style:style style:name="gr3" style:family="graphic" style:parent-style-name="Service">
      <style:graphic-properties svg:stroke-width="0.05cm" draw:marker-start-width="0.275cm" draw:marker-end-width="0.275cm" draw:textarea-horizontal-align="justify" draw:textarea-vertical-align="middle" draw:auto-grow-height="false" fo:padding-top="0.1cm" fo:padding-bottom="0.1cm" fo:padding-left="0.225cm" fo:padding-right="0.225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svg:stroke-width="0.05cm" draw:marker-start-width="0.38cm" draw:marker-end-width="0.38cm" draw:textarea-horizontal-align="justify" draw:textarea-vertical-align="middle" draw:auto-grow-height="false" fo:padding-top="0.1cm" fo:padding-bottom="0.1cm" fo:padding-left="0.225cm" fo:padding-right="0.225cm"/>
    </style:style>
    <style:style style:name="gr6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cm" fo:padding-bottom="0.1cm" fo:padding-left="0.225cm" fo:padding-right="0.225cm"/>
    </style:style>
    <style:style style:name="gr7" style:family="graphic" style:parent-style-name="standard">
      <style:graphic-properties draw:stroke="none" svg:stroke-width="0cm" svg:stroke-color="#000000" draw:fill="solid" draw:fill-color="#ffffff" draw:textarea-horizontal-align="center" draw:textarea-vertical-align="middle" fo:padding-top="0.075cm" fo:padding-bottom="0.075cm" fo:padding-left="0.2cm" fo:padding-right="0.2cm"/>
    </style:style>
    <style:style style:name="gr8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padding-top="0.1cm" fo:padding-bottom="0.1cm" fo:padding-left="0.225cm" fo:padding-right="0.225cm"/>
    </style:style>
    <style:style style:name="gr9" style:family="graphic" style:parent-style-name="standard">
      <style:graphic-properties draw:stroke="none" draw:fill="none" draw:textarea-horizontal-align="center" draw:textarea-vertical-align="top" fo:padding-top="-0.27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ervice">
      <style:graphic-properties svg:stroke-width="0.05cm" draw:marker-start-width="0.275cm" draw:marker-end-width="0.275cm" draw:fill="solid" draw:fill-color="#00ff00" draw:textarea-horizontal-align="justify" draw:textarea-vertical-align="middle" draw:auto-grow-height="false" fo:padding-top="0.1cm" fo:padding-bottom="0.1cm" fo:padding-left="0.225cm" fo:padding-right="0.225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draw:fit-to-size="false" fo:min-height="0cm" fo:min-width="0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draw:fit-to-size="false" fo:min-height="0.011cm" fo:min-width="0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draw:fit-to-size="false" fo:min-height="0cm" fo:min-width="0.196cm" fo:padding-top="0cm" fo:padding-bottom="0cm" fo:padding-left="0cm" fo:padding-right="0cm"/>
    </style:style>
    <style:style style:name="gr14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cm" fo:padding-bottom="0.1cm" fo:padding-left="0.225cm" fo:padding-right="0.225cm"/>
    </style:style>
    <style:style style:name="gr15" style:family="graphic" style:parent-style-name="standard">
      <style:graphic-properties svg:stroke-width="0.05cm" svg:stroke-color="#ff0000" draw:marker-start-width="0.275cm" draw:marker-end-width="0.275cm" draw:textarea-horizontal-align="center" draw:textarea-vertical-align="middle" fo:padding-top="0.1cm" fo:padding-bottom="0.1cm" fo:padding-left="0.225cm" fo:padding-right="0.225cm"/>
    </style:style>
    <style:style style:name="gr16" style:family="graphic" style:parent-style-name="standard">
      <style:graphic-properties svg:stroke-width="0.05cm" svg:stroke-color="#0000ff" draw:marker-start-width="0.275cm" draw:marker-end-width="0.275cm" draw:textarea-horizontal-align="center" draw:textarea-vertical-align="middle" fo:padding-top="0.1cm" fo:padding-bottom="0.1cm" fo:padding-left="0.225cm" fo:padding-right="0.2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6pt" style:font-size-asian="6pt" style:font-size-complex="6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6pt" style:font-size-asian="6pt" style:font-size-complex="6pt"/>
    </style:style>
    <style:style style:name="P7" style:family="paragraph">
      <style:text-properties fo:color="#0000ff"/>
    </style:style>
    <style:style style:name="P8" style:family="paragraph">
      <style:text-properties fo:color="#0000ff" fo:font-size="6pt" style:font-size-asian="6pt" style:font-size-complex="6pt"/>
    </style:style>
    <style:style style:name="P9" style:family="paragraph">
      <style:text-properties fo:color="#ff0000"/>
    </style:style>
    <style:style style:name="P10" style:family="paragraph">
      <style:text-properties fo:color="#ff0000"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0000ff" fo:font-size="6pt" style:font-size-asian="6pt" style:font-size-complex="6pt"/>
    </style:style>
    <style:style style:name="T3" style:family="text">
      <style:text-properties fo:color="#ff0000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25cm" svg:height="1.75cm" svg:x="24.75cm" svg:y="16.5cm">
          <text:p/>
        </draw:rect>
        <draw:custom-shape draw:style-name="gr2" draw:text-style-name="P2" draw:layer="layout" svg:width="5.75cm" svg:height="3cm" svg:x="10.55cm" svg:y="6cm">
          <text:p text:style-name="P1"><text:span text:style-name="T1">lv1(</text:span><text:span text:style-name="T1">ロードバランサ、</text:span><text:span text:style-name="T1">NFS</text:span><text:span text:style-name="T1">、</text:span><text:span text:style-name="T1">DB)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88.549618320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layer="layout" svg:width="1.25cm" svg:height="0.5cm" svg:x="10.8cm" svg:y="6.75cm">
          <text:p text:style-name="P3"><text:span text:style-name="T1">keepalived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139cm" svg:height="1.496cm" svg:x="1.491cm" svg:y="1.5cm">
          <draw:text-box>
            <text:p text:style-name="P5">HAS – システム構成図</text:p>
            <text:p text:style-name="P5">0.0.3版</text:p>
            <text:p text:style-name="P5">2008-12-28</text:p>
          </draw:text-box>
        </draw:frame>
        <draw:g draw:id="id14">
          <draw:custom-shape draw:style-name="gr5" draw:text-style-name="P1" draw:layer="layout" svg:width="0.636cm" svg:height="0.585cm" svg:x="12.864cm" svg:y="1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13.42cm" svg:y1="1.709cm" svg:x2="12.943cm" svg:y2="2.106cm">
            <text:p/>
          </draw:line>
          <draw:line draw:style-name="gr6" draw:text-style-name="P1" draw:layer="layout" svg:x1="12.943cm" svg:y1="1.709cm" svg:x2="13.42cm" svg:y2="2.106cm">
            <text:p/>
          </draw:line>
        </draw:g>
        <draw:rect draw:style-name="gr7" draw:text-style-name="P2" draw:layer="layout" svg:width="0.75cm" svg:height="0.5cm" svg:x="26cm" svg:y="16.25cm">
          <text:p text:style-name="P3"><text:span text:style-name="T1">凡例</text:span></text:p>
        </draw:rect>
        <draw:custom-shape draw:style-name="gr8" draw:text-style-name="P4" draw:id="id9" draw:layer="layout" svg:width="0.75cm" svg:height="0.4cm" svg:x="12.85cm" svg:y="5.35cm">
          <text:p text:style-name="P3"><text:span text:style-name="T1">eth0:0</text:span></text:p>
          <draw:enhanced-geometry svg:viewBox="0 0 21600 21600" draw:type="rectangle" draw:enhanced-path="M 0 0 L 21600 0 21600 21600 0 21600 0 0 Z N"/>
        </draw:custom-shape>
        <draw:frame draw:style-name="gr9" draw:text-style-name="P2" draw:id="id4" draw:layer="layout" svg:width="1.487cm" svg:height="0.504cm" svg:x="16.013cm" svg:y="10.758cm">
          <draw:image xlink:href="../../../../../Library/Application%20Support/OpenOffice.org/3/user/gallery/switch05P.wmf" xlink:type="simple" xlink:show="embed" xlink:actuate="onLoad">
            <text:p text:style-name="P1"><text:span text:style-name="T1">L2SW(1000BaseT)</text:span></text:p>
          </draw:image>
        </draw:frame>
        <draw:frame draw:style-name="gr9" draw:text-style-name="P2" draw:id="id10" draw:layer="layout" svg:width="2.5cm" svg:height="0.811cm" svg:x="12cm" svg:y="3.789cm">
          <draw:image xlink:href="../../../../../Library/Application%20Support/OpenOffice.org/3/user/gallery/switch16P2.wmf" xlink:type="simple" xlink:show="embed" xlink:actuate="onLoad">
            <text:p text:style-name="P1"><text:span text:style-name="T1">L2SW(100Base-TX)</text:span></text:p>
          </draw:image>
        </draw:frame>
        <draw:custom-shape draw:style-name="gr3" draw:text-style-name="P4" draw:layer="layout" svg:width="5cm" svg:height="0.5cm" svg:x="10.8cm" svg:y="8.25cm">
          <text:p text:style-name="P3"><text:span text:style-name="T1">Linux(2.6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25cm" svg:height="0.5cm" svg:x="10.8cm" svg:y="7.25cm">
          <text:p text:style-name="P3"><text:span text:style-name="T1">IPV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5cm" svg:height="0.5cm" svg:x="12.05cm" svg:y="6.75cm">
          <text:p text:style-name="P3"><text:span text:style-name="T1">NF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5cm" svg:height="0.5cm" svg:x="13.3cm" svg:y="6.75cm">
          <text:p text:style-name="P3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75cm" svg:height="0.3cm" svg:x="12.85cm" svg:y="5.7cm">
          <text:p text:style-name="P3"><text:span text:style-name="T1">eth0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" draw:text-style-name="P6" draw:layer="layout" svg:width="1.285cm" svg:height="0.239cm" svg:x="13.703cm" svg:y="5.361cm">
          <draw:text-box>
            <text:p><text:span text:style-name="T1">.180(lv0-wan)</text:span></text:p>
          </draw:text-box>
        </draw:frame>
        <draw:frame draw:style-name="gr11" draw:text-style-name="P6" draw:layer="layout" svg:width="1.285cm" svg:height="0.239cm" svg:x="13.704cm" svg:y="5.662cm">
          <draw:text-box>
            <text:p><text:span text:style-name="T1">.181(lv1-wan)</text:span></text:p>
          </draw:text-box>
        </draw:frame>
        <draw:frame draw:style-name="gr12" draw:text-style-name="P8" draw:layer="layout" svg:width="1.89cm" svg:height="0.239cm" svg:x="5.25cm" svg:y="3.261cm">
          <draw:text-box>
            <text:p text:style-name="P7"><text:span text:style-name="T2">210.251.121.128/25</text:span></text:p>
          </draw:text-box>
        </draw:frame>
        <draw:custom-shape draw:style-name="gr8" draw:text-style-name="P4" draw:layer="layout" svg:width="0.75cm" svg:height="0.3cm" svg:x="12.849cm" svg:y="9cm">
          <text:p text:style-name="P3"><text:span text:style-name="T1">eth1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3" draw:text-style-name="P6" draw:layer="layout" svg:width="0.692cm" svg:height="0.239cm" svg:x="13.808cm" svg:y="9.111cm">
          <draw:text-box>
            <text:p><text:span text:style-name="T1">.11(lv1)</text:span></text:p>
          </draw:text-box>
        </draw:frame>
        <draw:custom-shape draw:style-name="gr8" draw:text-style-name="P4" draw:id="id3" draw:layer="layout" svg:width="0.75cm" svg:height="0.4cm" svg:x="12.849cm" svg:y="9.3cm">
          <text:p text:style-name="P3"><text:span text:style-name="T1">eth1:0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709cm" svg:height="0.239cm" svg:x="13.791cm" svg:y="9.413cm">
          <draw:text-box>
            <text:p><text:span text:style-name="T1">.10(lv0)</text:span></text:p>
          </draw:text-box>
        </draw:frame>
        <draw:frame draw:style-name="gr11" draw:text-style-name="P10" draw:layer="layout" svg:width="1.534cm" svg:height="0.239cm" svg:x="11.466cm" svg:y="10.011cm">
          <draw:text-box>
            <text:p text:style-name="P9"><text:span text:style-name="T3">192.168.77.0/24</text:span></text:p>
          </draw:text-box>
        </draw:frame>
        <draw:custom-shape draw:style-name="gr2" draw:text-style-name="P2" draw:layer="layout" svg:width="3.25cm" svg:height="2.988cm" svg:x="15cm" svg:y="12.512cm">
          <text:p text:style-name="P1"><text:span text:style-name="T1">w101(Web)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88.549618320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layer="layout" svg:width="1.25cm" svg:height="0.5cm" svg:x="15.25cm" svg:y="13.75cm">
          <text:p text:style-name="P3"><text:span text:style-name="T1">Th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0.5cm" svg:x="15.25cm" svg:y="14.75cm">
          <text:p text:style-name="P3"><text:span text:style-name="T1">Linux(2.6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5cm" svg:height="0.5cm" svg:x="15.25cm" svg:y="14.25cm">
          <text:p text:style-name="P3"><text:span text:style-name="T1">Ap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id="id6" draw:layer="layout" svg:width="0.75cm" svg:height="0.3cm" svg:x="16.335cm" svg:y="12.212cm">
          <text:p text:style-name="P3"><text:span text:style-name="T1">eth0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" draw:text-style-name="P6" draw:layer="layout" svg:width="1.065cm" svg:height="0.239cm" svg:x="17.185cm" svg:y="12.262cm">
          <draw:text-box>
            <text:p><text:span text:style-name="T1">.101(w101)</text:span></text:p>
          </draw:text-box>
        </draw:frame>
        <draw:custom-shape draw:style-name="gr3" draw:text-style-name="P4" draw:layer="layout" svg:width="1.25cm" svg:height="0.5cm" svg:x="15.25cm" svg:y="13.25cm">
          <text:p text:style-name="P3"><text:span text:style-name="T1">Rails App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5cm" svg:height="0.5cm" svg:x="25cm" svg:y="16.75cm">
          <text:p text:style-name="P3"><text:span text:style-name="T1">ソフトウェ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2.75cm" svg:height="0.5cm" svg:x="25cm" svg:y="17.5cm">
          <text:p text:style-name="P3"><text:span text:style-name="T1">カーネル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12" draw:layer="layout" svg:width="2cm" svg:height="0.5cm" svg:x="12.25cm" svg:y="2.5cm">
          <text:p text:style-name="P1"><text:span text:style-name="T1">ルータ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804.595404595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" draw:text-style-name="P2" draw:id="id13" draw:layer="layout" svg:width="2.651cm" svg:height="0.6cm" svg:x="5.849cm" svg:y="3.9cm">
          <draw:image xlink:href="../../../../../Library/Application%20Support/OpenOffice.org/3/user/gallery/switch08P.wmf" xlink:type="simple" xlink:show="embed" xlink:actuate="onLoad">
            <text:p text:style-name="P1"><text:span text:style-name="T1">L2SW(100Base-TX)</text:span></text:p>
          </draw:image>
        </draw:frame>
        <draw:custom-shape draw:style-name="gr2" draw:text-style-name="P2" draw:layer="layout" svg:width="3.25cm" svg:height="2.15cm" svg:x="5.5cm" svg:y="6.05cm">
          <text:p text:style-name="P1"><text:span text:style-name="T1">persian(DNS</text:span><text:span text:style-name="T1">、メール</text:span><text:span text:style-name="T1">)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88.549618320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layer="layout" svg:width="1.25cm" svg:height="0.5cm" svg:x="5.75cm" svg:y="6.95cm">
          <text:p text:style-name="P3"><text:span text:style-name="T1">BIN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0.5cm" svg:x="5.75cm" svg:y="7.45cm">
          <text:p text:style-name="P3"><text:span text:style-name="T1">Linux(2.6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5cm" svg:height="0.5cm" svg:x="7cm" svg:y="6.95cm">
          <text:p text:style-name="P3"><text:span text:style-name="T1">Postfix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id="id15" draw:layer="layout" svg:width="0.75cm" svg:height="0.3cm" svg:x="6.65cm" svg:y="5.75cm">
          <text:p text:style-name="P3"><text:span text:style-name="T1">eth0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" draw:text-style-name="P6" draw:layer="layout" svg:width="1.251cm" svg:height="0.239cm" svg:x="7.521cm" svg:y="5.712cm">
          <draw:text-box>
            <text:p><text:span text:style-name="T1">.186(persian)</text:span></text:p>
          </draw:text-box>
        </draw:frame>
        <draw:custom-shape draw:style-name="gr3" draw:text-style-name="P4" draw:layer="layout" svg:width="1.25cm" svg:height="0.5cm" svg:x="14.55cm" svg:y="7.75cm">
          <text:p text:style-name="P3"><text:span text:style-name="T1">Apcupsd</text:span></text:p>
          <text:p text:style-name="P3"><text:span text:style-name="T1">(</text:span><text:span text:style-name="T1">スレーブ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5cm" svg:height="0.5cm" svg:x="16.5cm" svg:y="14.25cm">
          <text:p text:style-name="P3"><text:span text:style-name="T1">Apcupsd</text:span></text:p>
          <text:p text:style-name="P3"><text:span text:style-name="T1">(</text:span><text:span text:style-name="T1">マスタ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0.5cm" svg:x="12.05cm" svg:y="7.25cm">
          <text:p text:style-name="P3"><text:span text:style-name="T1">DRB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75cm" svg:height="0.5cm" svg:x="10.8cm" svg:y="7.75cm">
          <text:p text:style-name="P3"><text:span text:style-name="T1">Heatbea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3cm" svg:x="17.25cm" svg:y="6cm">
          <text:p text:style-name="P1"><text:span text:style-name="T1">lv2(</text:span><text:span text:style-name="T1">ロードバランサ、</text:span><text:span text:style-name="T1">NFS</text:span><text:span text:style-name="T1">、</text:span><text:span text:style-name="T1">DB)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88.549618320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4" draw:layer="layout" svg:width="1.25cm" svg:height="0.5cm" svg:x="17.5cm" svg:y="6.75cm">
          <text:p text:style-name="P3"><text:span text:style-name="T1">keepalive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id="id11" draw:layer="layout" svg:width="0.75cm" svg:height="0.4cm" svg:x="19.55cm" svg:y="5.35cm">
          <text:p text:style-name="P3"><text:span text:style-name="T1">eth0: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0.5cm" svg:x="17.5cm" svg:y="8.25cm">
          <text:p text:style-name="P3"><text:span text:style-name="T1">Linux(2.6)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25cm" svg:height="0.5cm" svg:x="17.5cm" svg:y="7.25cm">
          <text:p text:style-name="P3"><text:span text:style-name="T1">IPV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5cm" svg:height="0.5cm" svg:x="18.75cm" svg:y="6.75cm">
          <text:p text:style-name="P3"><text:span text:style-name="T1">NF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5cm" svg:height="0.5cm" svg:x="20cm" svg:y="6.75cm">
          <text:p text:style-name="P3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75cm" svg:height="0.3cm" svg:x="19.55cm" svg:y="5.7cm">
          <text:p text:style-name="P3"><text:span text:style-name="T1">eth0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1" draw:text-style-name="P6" draw:layer="layout" svg:width="1.285cm" svg:height="0.239cm" svg:x="20.403cm" svg:y="5.361cm">
          <draw:text-box>
            <text:p><text:span text:style-name="T1">.180(lv0-wan)</text:span></text:p>
          </draw:text-box>
        </draw:frame>
        <draw:frame draw:style-name="gr11" draw:text-style-name="P6" draw:layer="layout" svg:width="1.285cm" svg:height="0.239cm" svg:x="20.404cm" svg:y="5.662cm">
          <draw:text-box>
            <text:p><text:span text:style-name="T1">.182(lv2-wan)</text:span></text:p>
          </draw:text-box>
        </draw:frame>
        <draw:custom-shape draw:style-name="gr8" draw:text-style-name="P4" draw:layer="layout" svg:width="0.75cm" svg:height="0.3cm" svg:x="19.549cm" svg:y="9cm">
          <text:p text:style-name="P3"><text:span text:style-name="T1">eth1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3" draw:text-style-name="P6" draw:layer="layout" svg:width="0.709cm" svg:height="0.239cm" svg:x="20.541cm" svg:y="9.111cm">
          <draw:text-box draw:corner-radius="0.209cm">
            <text:p><text:span text:style-name="T1">.12(lv2)</text:span></text:p>
          </draw:text-box>
        </draw:frame>
        <draw:custom-shape draw:style-name="gr8" draw:text-style-name="P4" draw:id="id5" draw:layer="layout" svg:width="0.75cm" svg:height="0.4cm" svg:x="19.549cm" svg:y="9.3cm">
          <text:p text:style-name="P3"><text:span text:style-name="T1">eth1:0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709cm" svg:height="0.239cm" svg:x="20.491cm" svg:y="9.413cm">
          <draw:text-box>
            <text:p><text:span text:style-name="T1">.10(lv0)</text:span></text:p>
          </draw:text-box>
        </draw:frame>
        <draw:custom-shape draw:style-name="gr3" draw:text-style-name="P4" draw:layer="layout" svg:width="1.25cm" svg:height="0.5cm" svg:x="21.25cm" svg:y="7.75cm">
          <text:p text:style-name="P3"><text:span text:style-name="T1">Apcupsd</text:span></text:p>
          <text:p text:style-name="P3"><text:span text:style-name="T1">(</text:span><text:span text:style-name="T1">スレーブ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cm" svg:height="0.5cm" svg:x="18.75cm" svg:y="7.25cm">
          <text:p text:style-name="P3"><text:span text:style-name="T1">DRB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75cm" svg:height="0.5cm" svg:x="17.5cm" svg:y="7.75cm">
          <text:p text:style-name="P3"><text:span text:style-name="T1">Heatbeat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id="id1" draw:layer="layout" svg:width="0.75cm" svg:height="0.3cm" svg:x="15cm" svg:y="9cm">
          <text:p text:style-name="P3"><text:span text:style-name="T1">ttyS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4" draw:id="id2" draw:layer="layout" svg:width="0.75cm" svg:height="0.3cm" svg:x="17.5cm" svg:y="9cm">
          <text:p text:style-name="P3"><text:span text:style-name="T1">ttyS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4" draw:id="id8" draw:layer="layout" svg:width="0.75cm" svg:height="0.3cm" svg:x="15.25cm" svg:y="15.5cm">
          <text:p text:style-name="P3"><text:span text:style-name="T1">ttyS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4" draw:text-style-name="P1" draw:layer="layout" draw:line-skew="-0.325cm" svg:x1="15.375cm" svg:y1="9.3cm" svg:x2="17.875cm" svg:y2="9.3cm" draw:start-shape="id1" draw:start-glue-point="2" draw:end-shape="id2" draw:end-glue-point="2" svg:d="m15375 9300v200h2500v-200">
          <text:p/>
        </draw:connector>
        <draw:connector draw:style-name="gr15" draw:text-style-name="P1" draw:layer="layout" draw:line-skew="0.025cm 0.025cm 0.262cm" svg:x1="13.224cm" svg:y1="9.7cm" svg:x2="16.756cm" svg:y2="10.758cm" draw:start-shape="id3" draw:start-glue-point="2" draw:end-shape="id4" draw:end-glue-point="0" svg:d="m13224 9700v550h1541v0h1991v508">
          <text:p/>
        </draw:connector>
        <draw:connector draw:style-name="gr15" draw:text-style-name="P1" draw:layer="layout" draw:line-skew="-0.242cm" svg:x1="19.924cm" svg:y1="9.7cm" svg:x2="16.756cm" svg:y2="10.758cm" draw:start-shape="id5" draw:start-glue-point="2" svg:d="m19924 9700v550h-3168v508">
          <text:p/>
        </draw:connector>
        <draw:connector draw:style-name="gr15" draw:text-style-name="P1" draw:layer="layout" svg:x1="16.71cm" svg:y1="12.212cm" svg:x2="16.756cm" svg:y2="11.262cm" draw:start-shape="id6" draw:start-glue-point="0" draw:end-shape="id4" draw:end-glue-point="2" svg:d="m16710 12212v-487h46v-463">
          <text:p/>
        </draw:connector>
        <draw:custom-shape draw:style-name="gr2" draw:text-style-name="P2" draw:id="id7" draw:layer="layout" svg:width="1.5cm" svg:height="1.75cm" svg:x="12.25cm" svg:y="15.5cm">
          <text:p text:style-name="P1"><text:span text:style-name="T1">APC UP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088.549618320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4" draw:text-style-name="P1" draw:layer="layout" svg:x1="13.604cm" svg:y1="16.447cm" svg:x2="15.625cm" svg:y2="15.8cm" draw:start-shape="id7" draw:start-glue-point="8" draw:end-shape="id8" draw:end-glue-point="2" svg:d="m13604 16447h2021v-647">
          <text:p/>
        </draw:connector>
        <draw:connector draw:style-name="gr16" draw:text-style-name="P1" draw:layer="layout" svg:x1="13.225cm" svg:y1="5.35cm" svg:x2="13.25cm" svg:y2="4.6cm" draw:start-shape="id9" draw:start-glue-point="0" draw:end-shape="id10" draw:end-glue-point="2" svg:d="m13225 5350v-387h25v-363">
          <text:p/>
        </draw:connector>
        <draw:connector draw:style-name="gr16" draw:text-style-name="P1" draw:layer="layout" svg:x1="19.925cm" svg:y1="5.35cm" svg:x2="14.5cm" svg:y2="4.194cm" draw:start-shape="id11" draw:start-glue-point="0" draw:end-shape="id10" draw:end-glue-point="1" svg:d="m19925 5350v-1156h-5425">
          <text:p/>
        </draw:connector>
        <draw:connector draw:style-name="gr16" draw:text-style-name="P1" draw:layer="layout" svg:x1="13.25cm" svg:y1="3.789cm" svg:x2="13.182cm" svg:y2="3cm" draw:start-shape="id10" draw:start-glue-point="0" draw:end-shape="id12" draw:end-glue-point="7" svg:d="m13250 3789v-504h-68v-285">
          <text:p/>
        </draw:connector>
        <draw:connector draw:style-name="gr16" draw:text-style-name="P1" draw:layer="layout" svg:x1="8.5cm" svg:y1="4.2cm" svg:x2="12cm" svg:y2="4.194cm" draw:start-shape="id13" draw:start-glue-point="1" draw:end-shape="id10" draw:end-glue-point="3" svg:d="m8500 4200h1750v-6h1750">
          <text:p/>
        </draw:connector>
        <draw:connector draw:style-name="gr14" draw:text-style-name="P1" draw:layer="layout" svg:x1="13.316cm" svg:y1="2.5cm" svg:x2="13.182cm" svg:y2="2.186cm" draw:start-shape="id12" draw:start-glue-point="4" draw:end-shape="id14" draw:end-glue-point="2" svg:d="m13316 2500v-157h-134v-157">
          <text:p/>
        </draw:connector>
        <draw:connector draw:style-name="gr16" draw:text-style-name="P1" draw:layer="layout" svg:x1="7.025cm" svg:y1="5.75cm" svg:x2="7.174cm" svg:y2="4.5cm" draw:start-shape="id15" draw:start-glue-point="0" draw:end-shape="id13" draw:end-glue-point="2" svg:d="m7025 5750v-637h149v-6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S PMincho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cm" svg:stroke-color="#4c4c4c" draw:marker-start-width="0.45cm" draw:marker-start-center="false" draw:marker-end-width="0.45cm" draw:marker-end-center="false" draw:fill="solid" draw:fill-color="#c0c0c0" draw:fill-gradient-name="Gradient_20_7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'MS PGothic'" style:font-family-generic-asian="system" style:font-pitch-asian="variable" style:font-size-asian="10.5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ervice" style:family="graphic" style:parent-style-name="standard">
      <style:graphic-properties draw:fill-color="#99ccff"/>
    </style:style>
    <style:style style:name="Db" style:family="graphic" style:parent-style-name="standard">
      <style:graphic-properties draw:fill-color="#ffffff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9$Build-9358</meta:generator>
    <meta:initial-creator>Kouji Takao</meta:initial-creator>
    <meta:creation-date>2008-08-09T15:09:52</meta:creation-date>
    <dc:date>2008-12-28T23:48:00</dc:date>
    <dc:language>en-US</dc:language>
    <meta:editing-cycles>143</meta:editing-cycles>
    <meta:editing-duration>PT37H21M26S</meta:editing-duration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